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8pt" fo:language="zxx" fo:country="none" fo:font-style="normal" fo:text-shadow="none" style:text-underline-style="none" fo:font-weight="bold" style:font-name-asian="Arial" style:font-size-asian="18pt" style:language-asian="zxx" style:country-asian="none" style:font-style-asian="normal" style:font-weight-asian="bold" style:font-name-complex="Arial" style:font-size-complex="18pt" style:language-complex="zxx" style:country-complex="none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language="zxx" fo:country="none" fo:font-style="normal" fo:text-shadow="none" style:text-underline-style="none" fo:font-weight="bold" style:font-name-asian="Arial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language="zxx" fo:country="none" fo:font-style="normal" fo:text-shadow="none" style:text-underline-style="none" fo:font-weight="bold" style:font-name-asian="Arial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language="zxx" fo:country="none" fo:font-style="normal" fo:text-shadow="none" style:text-underline-style="none" fo:font-weight="normal" style:font-name-asian="Arial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5pt" fo:language="zxx" fo:country="none" fo:font-style="normal" fo:text-shadow="none" style:text-underline-style="none" fo:font-weight="bold" style:font-name-asian="Arial" style:font-size-asian="15pt" style:language-asian="zxx" style:country-asian="none" style:font-style-asian="normal" style:font-weight-asian="bold" style:font-name-complex="Arial" style:font-size-complex="15pt" style:language-complex="zxx" style:country-complex="none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2pt" fo:language="zxx" fo:country="none" fo:font-style="normal" fo:text-shadow="none" style:text-underline-style="none" fo:font-weight="bold" style:font-name-asian="Arial" style:font-size-asian="12pt" style:language-asian="zxx" style:country-asian="none" style:font-style-asian="normal" style:font-weight-asian="bold" style:font-name-complex="Arial" style:font-size-complex="12pt" style:language-complex="zxx" style:country-complex="none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2pt" fo:language="zxx" fo:country="none" fo:font-style="normal" fo:text-shadow="none" style:text-underline-style="none" fo:font-weight="normal" style:font-name-asian="Arial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 style:list-style-name="L1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2pt" fo:language="zxx" fo:country="none" fo:font-style="normal" fo:text-shadow="none" style:text-underline-style="none" fo:font-weight="normal" style:font-name-asian="Arial" style:font-size-asian="12pt" style:language-asian="zxx" style:country-asian="none" style:font-style-asian="normal" style:font-weight-asian="normal" style:font-name-complex="Arial" style:font-size-complex="12pt" style:language-complex="zxx" style:country-complex="none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1</text:p>
      <text:p text:style-name="P4"/>
      <text:p text:style-name="P8">Story: <text:span text:style-name="T1">XLarge</text:span></text:p>
      <text:p text:style-name="P9">Student skal kunne se hans/hendes point</text:p>
      <text:p text:style-name="P9"/>
      <text:p text:style-name="P8">Task:</text:p>
      <text:list xml:id="list4638416516357128163" text:style-name="L1">
        <text:list-item>
          <text:p text:style-name="P10">Opsætning af projektet</text:p>
        </text:list-item>
        <text:list-item>
          <text:p text:style-name="P10">Opret database i mongolab</text:p>
        </text:list-item>
        <text:list-item>
          <text:p text:style-name="P10">Lave mongoose.Schema til teacher</text:p>
        </text:list-item>
        <text:list-item>
          <text:p text:style-name="P10">Lave mongoose.Schema til student</text:p>
        </text:list-item>
        <text:list-item>
          <text:p text:style-name="P10">Hardcode attributer så man visuelt kan se det</text:p>
        </text:list-item>
        <text:list-item>
          <text:p text:style-name="P10">Kode frontend til visning</text:p>
          <text:p text:style-name="P5"><text:span text:style-name="T1"/></text:p>
        </text:list-item>
      </text:list>
      <text:p text:style-name="P4"/>
      <text:p text:style-name="P6"/>
      <text:p text:style-name="P6"/>
      <text:p text:style-name="P7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16:18:24.62</meta:creation-date>
    <dc:date>2014-11-26T16:29:14.27</dc:date>
    <meta:editing-duration>PT10M48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44" meta:character-count="252"/>
  </office:meta>
</office:document-meta>
</file>